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5" style:family="paragraph" style:parent-style-name="Text_20_body">
      <style:text-properties officeooo:paragraph-rsid="0018e9f9"/>
    </style:style>
    <style:style style:name="P6" style:family="paragraph" style:parent-style-name="Text_20_body">
      <style:paragraph-properties fo:text-align="justify" style:justify-single-word="false"/>
      <style:text-properties officeooo:rsid="001f1a53" officeooo:paragraph-rsid="001f1a53"/>
    </style:style>
    <style:style style:name="P7" style:family="paragraph" style:parent-style-name="Text_20_body">
      <style:paragraph-properties fo:text-align="justify" style:justify-single-word="false"/>
      <style:text-properties officeooo:rsid="001f1a53" officeooo:paragraph-rsid="00287e8a"/>
    </style:style>
    <style:style style:name="P8" style:family="paragraph" style:parent-style-name="Text_20_body">
      <style:text-properties officeooo:rsid="00210fdd" officeooo:paragraph-rsid="000d1b3a"/>
    </style:style>
    <style:style style:name="P9" style:family="paragraph" style:parent-style-name="Text_20_body">
      <style:text-properties officeooo:paragraph-rsid="0026be73"/>
    </style:style>
    <style:style style:name="P10" style:family="paragraph" style:parent-style-name="Text_20_body">
      <style:text-properties officeooo:rsid="00287e8a" officeooo:paragraph-rsid="00287e8a"/>
    </style:style>
    <style:style style:name="P11" style:family="paragraph" style:parent-style-name="Text_20_body">
      <style:paragraph-properties fo:text-align="justify" style:justify-single-word="false"/>
      <style:text-properties officeooo:rsid="00287e8a" officeooo:paragraph-rsid="002d0c5b"/>
    </style:style>
    <style:style style:name="P12" style:family="paragraph" style:parent-style-name="Text_20_body">
      <style:paragraph-properties fo:text-align="justify" style:justify-single-word="false"/>
      <style:text-properties officeooo:rsid="002a2604" officeooo:paragraph-rsid="002a2604"/>
    </style:style>
    <style:style style:name="P13" style:family="paragraph" style:parent-style-name="Text_20_body">
      <style:paragraph-properties fo:text-align="justify" style:justify-single-word="false"/>
      <style:text-properties officeooo:rsid="002baae9" officeooo:paragraph-rsid="002baae9"/>
    </style:style>
    <style:style style:name="P14" style:family="paragraph" style:parent-style-name="Text_20_body">
      <style:text-properties officeooo:rsid="002dc84e" officeooo:paragraph-rsid="002dc84e"/>
    </style:style>
    <style:style style:name="P15" style:family="paragraph" style:parent-style-name="Text_20_body">
      <style:paragraph-properties fo:break-before="page"/>
      <style:text-properties fo:language="es" fo:country="ES" officeooo:rsid="0008a84a" officeooo:paragraph-rsid="0008a84a"/>
    </style:style>
    <style:style style:name="P16" style:family="paragraph" style:parent-style-name="Title">
      <style:text-properties fo:language="es" fo:country="ES" officeooo:rsid="0008a84a" officeooo:paragraph-rsid="0008a84a"/>
    </style:style>
    <style:style style:name="P17" style:family="paragraph" style:parent-style-name="Heading_20_1">
      <style:paragraph-properties fo:break-before="page"/>
      <style:text-properties fo:language="es" fo:country="ES" officeooo:paragraph-rsid="000f3325"/>
    </style:style>
    <style:style style:name="P18" style:family="paragraph" style:parent-style-name="Heading_20_1">
      <style:paragraph-properties fo:break-before="page"/>
      <style:text-properties fo:language="es" fo:country="ES" officeooo:paragraph-rsid="0014f363"/>
    </style:style>
    <style:style style:name="P19" style:family="paragraph" style:parent-style-name="Heading_20_1">
      <style:text-properties fo:language="es" fo:country="ES" officeooo:paragraph-rsid="000d3620"/>
    </style:style>
    <style:style style:name="P20" style:family="paragraph" style:parent-style-name="Subtitle">
      <style:text-properties fo:language="es" fo:country="ES" officeooo:rsid="0008a84a" officeooo:paragraph-rsid="0008a84a"/>
    </style:style>
    <style:style style:name="P21" style:family="paragraph" style:parent-style-name="Heading_20_2"/>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Anexo" style:list-style-name="L2">
      <style:text-properties fo:language="es" fo:country="ES"/>
    </style:style>
    <style:style style:name="P25" style:family="paragraph" style:parent-style-name="Anexo" style:list-style-name="L2">
      <style:paragraph-properties fo:break-before="page"/>
    </style:style>
    <style:style style:name="P26" style:family="paragraph" style:parent-style-name="Footnote">
      <style:text-properties fo:language="es" fo:country="ES" officeooo:rsid="001f1a53" officeooo:paragraph-rsid="001f1a53"/>
    </style:style>
    <style:style style:name="T1" style:family="text">
      <style:text-properties officeooo:rsid="0008a84a"/>
    </style:style>
    <style:style style:name="T2" style:family="text">
      <style:text-properties fo:language="es" fo:country="ES"/>
    </style:style>
    <style:style style:name="T3" style:family="text">
      <style:text-properties fo:language="es" fo:country="ES" officeooo:rsid="0008a84a"/>
    </style:style>
    <style:style style:name="T4" style:family="text">
      <style:text-properties fo:language="es" fo:country="ES" officeooo:rsid="000c7216"/>
    </style:style>
    <style:style style:name="T5" style:family="text">
      <style:text-properties fo:language="es" fo:country="ES" fo:font-style="italic" style:font-style-asian="italic" style:font-style-complex="italic"/>
    </style:style>
    <style:style style:name="T6" style:family="text">
      <style:text-properties fo:language="es" fo:country="ES" fo:font-style="normal" style:font-style-asian="normal" style:font-style-complex="normal"/>
    </style:style>
    <style:style style:name="T7" style:family="text">
      <style:text-properties fo:language="es" fo:country="ES" officeooo:rsid="000d3620"/>
    </style:style>
    <style:style style:name="T8" style:family="text">
      <style:text-properties fo:language="es" fo:country="ES" officeooo:rsid="00109b59"/>
    </style:style>
    <style:style style:name="T9" style:family="text">
      <style:text-properties fo:language="es" fo:country="ES" officeooo:rsid="00287e8a"/>
    </style:style>
    <style:style style:name="T10" style:family="text">
      <style:text-properties fo:language="es" fo:country="ES" officeooo:rsid="002baae9"/>
    </style:style>
    <style:style style:name="T11" style:family="text">
      <style:text-properties fo:language="es" fo:country="ES" officeooo:rsid="002d0c5b"/>
    </style:style>
    <style:style style:name="T12" style:family="text">
      <style:text-properties fo:language="es" fo:country="ES" officeooo:rsid="002dc84e"/>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officeooo:rsid="000d3620"/>
    </style:style>
    <style:style style:name="T15" style:family="text">
      <style:text-properties officeooo:rsid="00114a56"/>
    </style:style>
    <style:style style:name="T16" style:family="text">
      <style:text-properties officeooo:rsid="0014f363"/>
    </style:style>
    <style:style style:name="T17" style:family="text">
      <style:text-properties officeooo:rsid="00260de9"/>
    </style:style>
    <style:style style:name="T18" style:family="text">
      <style:text-properties fo:color="#800000" fo:language="es" fo:country="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256in" fo:text-indent="-0.25in" fo:margin-left="0.62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6in" fo:text-indent="-0.25in" fo:margin-left="0.87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6in" fo:text-indent="-0.25in" fo:margin-left="1.12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6in" fo:text-indent="-0.25in" fo:margin-left="1.37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6in" fo:text-indent="-0.25in" fo:margin-left="1.62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6in" fo:text-indent="-0.25in" fo:margin-left="1.87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6in" fo:text-indent="-0.25in" fo:margin-left="2.12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6in" fo:text-indent="-0.25in" fo:margin-left="2.37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6in" fo:text-indent="-0.25in" fo:margin-left="2.62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6in" fo:text-indent="-0.25in" fo:margin-left="2.8756in"/>
        </style:list-level-properties>
      </text:list-level-style-bullet>
    </text:list-style>
    <text:list-style style:name="L2">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emoria de Sistemas Inteligentes</text:p>
      <text:p text:style-name="P20">Obtención de los valores PID de un sistema de control por medio de <text:span text:style-name="T13">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Realizado por:<text:tab/><text:tab/><text:tab/></text:p>
      <text:p text:style-name="P4">Miguel Jiménez Arribas<text:tab/> <text:s text:c="5"/></text:p>
      <text:p text:style-name="P1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22"><text:a xlink:type="simple" xlink:href="#__RefHeading__209_791172448" text:style-name="Index_20_Link" text:visited-style-name="Index_20_Link"><text:s/>1. Objetivo del proyecto.<text:tab/>3</text:a></text:p>
          <text:p text:style-name="P22"><text:a xlink:type="simple" xlink:href="#__RefHeading__352_791172448" text:style-name="Index_20_Link" text:visited-style-name="Index_20_Link"><text:s/>2. Explicación detallada del código.<text:tab/>4</text:a></text:p>
          <text:p text:style-name="P23"><text:a xlink:type="simple" xlink:href="#__RefHeading__1607_791172448" text:style-name="Index_20_Link" text:visited-style-name="Index_20_Link"><text:s/>2.Altimeter.cs<text:tab/>4</text:a></text:p>
          <text:p text:style-name="P23"><text:a xlink:type="simple" xlink:href="#__RefHeading__1609_791172448" text:style-name="Index_20_Link" text:visited-style-name="Index_20_Link"><text:s/>2.CamControl.cs<text:tab/>4</text:a></text:p>
          <text:p text:style-name="P23"><text:a xlink:type="simple" xlink:href="#__RefHeading__1611_791172448" text:style-name="Index_20_Link" text:visited-style-name="Index_20_Link"><text:s/>2.FlightController.cs<text:tab/>4</text:a></text:p>
          <text:p text:style-name="P23"><text:a xlink:type="simple" xlink:href="#__RefHeading__1613_791172448" text:style-name="Index_20_Link" text:visited-style-name="Index_20_Link"><text:s/>2.GA.cs<text:tab/>4</text:a></text:p>
          <text:p text:style-name="P23"><text:a xlink:type="simple" xlink:href="#__RefHeading__1615_791172448" text:style-name="Index_20_Link" text:visited-style-name="Index_20_Link"><text:s/>2.Individual.cs<text:tab/>4</text:a></text:p>
          <text:p text:style-name="P23"><text:a xlink:type="simple" xlink:href="#__RefHeading__1617_791172448" text:style-name="Index_20_Link" text:visited-style-name="Index_20_Link"><text:s/>2.PIDController.cs<text:tab/>4</text:a></text:p>
          <text:p text:style-name="P23"><text:a xlink:type="simple" xlink:href="#__RefHeading__1619_791172448" text:style-name="Index_20_Link" text:visited-style-name="Index_20_Link"><text:s/>2.RotationSensor.cs<text:tab/>4</text:a></text:p>
          <text:p text:style-name="P23"><text:a xlink:type="simple" xlink:href="#__RefHeading__1621_791172448" text:style-name="Index_20_Link" text:visited-style-name="Index_20_Link"><text:s/>2.Rotor.cs<text:tab/>4</text:a></text:p>
          <text:p text:style-name="P22"><text:a xlink:type="simple" xlink:href="#__RefHeading__332_791172448" text:style-name="Index_20_Link" text:visited-style-name="Index_20_Link"><text:s/>3. Consideraciones a tener en cuenta.<text:tab/>5</text:a></text:p>
          <text:p text:style-name="P22"><text:a xlink:type="simple" xlink:href="#__RefHeading__328_791172448" text:style-name="Index_20_Link" text:visited-style-name="Index_20_Link"><text:s/>4. Resultados obtenidos.<text:tab/>5</text:a></text:p>
          <text:p text:style-name="P22"><text:a xlink:type="simple" xlink:href="#__RefHeading__330_791172448" text:style-name="Index_20_Link" text:visited-style-name="Index_20_Link"><text:s/>5. Conclusiones y mejoras.<text:tab/>5</text:a></text:p>
          <text:p text:style-name="P22"><text:a xlink:type="simple" xlink:href="#__RefHeading__326_791172448" text:style-name="Index_20_Link" text:visited-style-name="Index_20_Link">Anexo 1: Entrega.<text:tab/>6</text:a></text:p>
          <text:p text:style-name="P22"><text:a xlink:type="simple" xlink:href="#__RefHeading__1746_791172448" text:style-name="Index_20_Link" text:visited-style-name="Index_20_Link">Anexo 2: Bibliografía.<text:tab/>6</text:a></text:p>
        </text:index-body>
      </text:table-of-content>
      <text:p text:style-name="P1"/>
      <text:h text:style-name="P18" text:outline-level="1"><text:bookmark-start text:name="__RefHeading__209_791172448"/><text:span text:style-name="T1"><text:s/>Objetivo del proyecto.</text:span><text:bookmark-end text:name="__RefHeading__209_791172448"/></text:h>
      <text:p text:style-name="P6"><text:span text:style-name="T2">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5">papers</text:span><text:span text:style-name="T6"> en Internet</text:span><text:span text:style-name="T6"><text:note text:id="ftn0" text:note-class="footnote"><text:note-citation>1</text:note-citation><text:note-body><text:p text:style-name="P26">Para más información sobre la bibliografía utilizada ir al Anexo 2.</text:p></text:note-body></text:note></text:span><text:span text:style-name="T6">.</text:span></text:p>
      <text:p text:style-name="P7"><text:span text:style-name="T2">De esta manera el proyecto comenzó con dos objetivos principales:</text:span></text:p>
      <text:p text:style-name="P7"><text:span text:style-name="T9">En primer lugar realizar una simulación lo más realista posible de manera en un futuro hipotético para la realización del proyecto en hardware real, el controlador PID y la mayoría del código pudieran reutilizarse.</text:span></text:p>
      <text:p text:style-name="P11"><text:span text:style-name="T2">En segundo lugar obtener mediante algoritmos genéticos unos valores PID que obtuvieran un comportamiento mejor que aquellos valores obtenidos mediante ensayo y error.</text:span></text:p>
      <text:p text:style-name="P11"><text:span text:style-name="T11">Con estos objetivos en mente, el proyecto consiste en la realización de una simulación </text:span><text:span text:style-name="T12">en Unity3D </text:span><text:span text:style-name="T11">de un quadcóptero estabilizado mediante tres controladores PID, uno para la altura, otro para la actitud y otro para la velocidad.</text:span></text:p>
      <text:h text:style-name="P18" text:outline-level="1"><text:bookmark-start text:name="__RefHeading__352_791172448"/><text:span text:style-name="T16"><text:s/>Explicación detallada del código.</text:span><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Heading_20_2" text:outline-level="2"><text:bookmark-start text:name="__RefHeading__1607_791172448"/><text:span text:style-name="T2">Altimeter.cs</text:span><text:bookmark-end text:name="__RefHeading__1607_791172448"/></text:h>
      <text:p text:style-name="P12"><text:span text:style-name="T2">Puesto que, como ya se ha explicado, uno de los objetivos era realizar una simulación lo más realista posible, se ha obtado por externalizar la obtención de datos de manera que actúe de forma más realista, </text:span><text:span text:style-name="T10">puesto que en un controlador real se tendría por un lado la MCU (microcontrolador) y por otro cada uno de los sensores a los cuáles accedería por medio de registros.</text:span></text:p>
      <text:p text:style-name="P13"><text:span text:style-name="T10">D</text:span><text:span text:style-name="T2">e esta manera la clase Altimeter se actuliza en cada </text:span><text:span text:style-name="T5">frame</text:span><text:span text:style-name="T2"> con la altura a la que se encuentra el quadcóptero y </text:span><text:span text:style-name="T18">proveé a FlightController con una función con la cuál obtener dicho dato.</text:span></text:p>
      <text:h text:style-name="Heading_20_2" text:outline-level="2"><text:bookmark-start text:name="__RefHeading__1609_791172448"/><text:span text:style-name="T2">CamControl.cs</text:span><text:bookmark-end text:name="__RefHeading__1609_791172448"/></text:h>
      <text:p text:style-name="P14"><text:span text:style-name="T2">Este script controla la camara de Unity de manera que siga al quadcóptero en su movimiento.</text:span></text:p>
      <text:h text:style-name="Heading_20_2" text:outline-level="2"><text:bookmark-start text:name="__RefHeading__1611_791172448"/><text:span text:style-name="T2">FlightController.cs</text:span><text:bookmark-end text:name="__RefHeading__1611_791172448"/></text:h>
      <text:h text:style-name="Heading_20_2" text:outline-level="2"><text:bookmark-start text:name="__RefHeading__1613_791172448"/><text:span text:style-name="T2">GA.cs</text:span><text:bookmark-end text:name="__RefHeading__1613_791172448"/></text:h>
      <text:h text:style-name="Heading_20_2" text:outline-level="2"><text:bookmark-start text:name="__RefHeading__1615_791172448"/><text:span text:style-name="T2">Individual.cs</text:span><text:bookmark-end text:name="__RefHeading__1615_791172448"/></text:h>
      <text:h text:style-name="Heading_20_2" text:outline-level="2"><text:bookmark-start text:name="__RefHeading__1617_791172448"/><text:span text:style-name="T2">PIDController.cs</text:span><text:bookmark-end text:name="__RefHeading__1617_791172448"/></text:h>
      <text:h text:style-name="Heading_20_2" text:outline-level="2"><text:bookmark-start text:name="__RefHeading__1619_791172448"/><text:span text:style-name="T2">RotationSensor.cs</text:span><text:bookmark-end text:name="__RefHeading__1619_791172448"/></text:h>
      <text:p text:style-name="P13"><text:span text:style-name="T2">De la misma forma que en Altimeter.cs, la clase RotationSensor se actualiza en cada </text:span><text:span text:style-name="T5">frame</text:span><text:span text:style-name="T6"> con la actitud (rotación) del quadcóptero y proveé al controlador de una función con la cuál obtener esta.</text:span></text:p>
      <text:h text:style-name="Heading_20_2" text:outline-level="2"><text:bookmark-start text:name="__RefHeading__1621_791172448"/><text:span text:style-name="T2">Rotor.cs</text:span><text:bookmark-end text:name="__RefHeading__1621_791172448"/></text:h>
      <text:p text:style-name="P5"/>
      <text:p text:style-name="P5"><text:span text:style-name="T2"/></text:p>
      <text:h text:style-name="P17" text:outline-level="1"><text:bookmark-start text:name="__RefHeading__332_791172448"/><text:span text:style-name="T1"><text:s/>Consideraciones a tener en cuenta.</text:span><text:bookmark-end text:name="__RefHeading__332_791172448"/></text:h>
      <text:h text:style-name="P19" text:outline-level="1"><text:bookmark-start text:name="__RefHeading__328_791172448"/><text:span text:style-name="T1"><text:s/>Resultados obtenidos.</text:span><text:bookmark-end text:name="__RefHeading__328_791172448"/></text:h>
      <text:h text:style-name="P19" text:outline-level="1"><text:bookmark-start text:name="__RefHeading__330_791172448"/><text:span text:style-name="T1"><text:s/>Conclusiones y mejoras.</text:span><text:bookmark-end text:name="__RefHeading__330_791172448"/></text:h>
      <text:p text:style-name="P10"><text:span text:style-name="T3">H</text:span><text:span text:style-name="T2">acerlo de verdad.</text:span></text:p>
      <text:p text:style-name="P2"/>
      <text:p text:style-name="P8"/>
      <text:list xml:id="list599582926572789916" text:style-name="L2">
        <text:list-item>
          <text:h text:style-name="P25" text:outline-level="1"><text:bookmark-start text:name="__RefHeading__326_791172448"/><text:span text:style-name="T14"><text:s/></text:span><text:span text:style-name="T7">Entrega.</text:span><text:bookmark-end text:name="__RefHeading__326_791172448"/></text:h>
        </text:list-item>
      </text:list>
      <text:p text:style-name="P9"><text:span text:style-name="T4">Junto con esta memoria se entrega un zip... </text:span></text:p>
      <text:p text:style-name="P9">Además el proyecto también se encuentra en Github, pudiendo clonarlo o descargar en zip desde: <text:a xlink:type="simple" xlink:href="https://github.com/migueljiarr/quadcopterController" text:style-name="Internet_20_link" text:visited-style-name="Visited_20_Internet_20_Link">https://github.com/migueljiarr/quadcopterController</text:a>, <text:span text:style-name="T15">encontrándose la memoria en la carpeta “/Course/Memoria.pdf”.</text:span></text:p>
      <text:list xml:id="list123111069713729" text:continue-numbering="true" text:style-name="L2">
        <text:list-item>
          <text:h text:style-name="P24" text:outline-level="1"><text:bookmark-start text:name="__RefHeading__1746_791172448"/><text:bookmark-start text:name="__RefHeading__1738_791172448"/><text:s/>Bibliografía.<text:bookmark-end text:name="__RefHeading__1746_791172448"/><text:bookmark-end text:name="__RefHeading__1738_791172448"/></text:h>
        </text:list-item>
      </text:list>
      <text:p text:style-name="P9"><text:span text:style-name="T17">Proyecto del quad </text:span></text:p>
      <text:p text:style-name="P9">Proyecto del evC. </text:p>
      <text:p text:style-name="P9">Papers. </text:p>
      <text:p text:style-name="P9"><text:span text:style-name="T8">Manual de u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2:31:10.384246320</dc:date>
    <meta:editing-duration>PT1H58M27S</meta:editing-duration>
    <meta:editing-cycles>32</meta:editing-cycles>
    <meta:generator>LibreOffice/4.3.3.2$Linux_x86 LibreOffice_project/430m0$Build-2</meta:generator>
    <meta:document-statistic meta:table-count="0" meta:image-count="0" meta:object-count="0" meta:page-count="6" meta:paragraph-count="53" meta:word-count="557" meta:character-count="3611" meta:non-whitespace-character-count="3075"/>
  </office:meta>
</office:document-meta>
</file>